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mo"/>
    </style:style>
    <style:style style:name="P2" style:family="paragraph" style:parent-style-name="Preformatted_20_Text">
      <style:text-properties style:font-name="Arimo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- Seuillage au format pgm</text:p>
      <text:p text:style-name="P1">c) on commence par compiler le programme g++ test_grey.cpp -o test_grey et on le lance avec ./test_grey image1nom image1nomsortie seuil que l'on veut</text:p>
      <text:p text:style-name="P1">d) Plus le seuil est haut, plus la photo est noire, plus c'est bas, moins il y a de noir. </text:p>
      <text:p text:style-name="P1"/>
      <text:p text:style-name="P1"><text:span text:style-name="T1">2 - Seuillage avec plusieurs niveaux:</text:span>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6T19:01:03.143258686</dc:date>
    <meta:editing-duration>PT10M2S</meta:editing-duration>
    <meta:editing-cycles>1</meta:editing-cycles>
    <meta:document-statistic meta:table-count="0" meta:image-count="0" meta:object-count="0" meta:page-count="1" meta:paragraph-count="4" meta:word-count="55" meta:character-count="304" meta:non-whitespace-character-count="251"/>
    <meta:generator>LibreOffice/6.4.7.2$Linux_X86_64 LibreOffice_project/40$Build-2</meta:generator>
  </office:meta>
</office:document-meta>
</file>